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8654in"/>
    </style:style>
    <style:style style:name="co14" style:family="table-column">
      <style:table-column-properties fo:break-before="auto" style:column-width="2.5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4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/>
      <style:text-properties fo:color="#000000"/>
    </style:style>
    <style:style style:name="ce48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7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ce34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heat sheet for aiolos files 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33" office:value-type="string" calcext:value-type="string">
            <text:p>Output file</text:p>
          </table:table-cell>
          <table:table-cell table:style-name="ce36"/>
          <table:table-cell/>
          <table:table-cell table:style-name="ce33" office:value-type="string" calcext:value-type="string">
            <text:p>Diagnostic file, 1 band</text:p>
          </table:table-cell>
          <table:table-cell table:style-name="ce36"/>
          <table:table-cell/>
          <table:table-cell table:style-name="ce41" office:value-type="string" calcext:value-type="string">
            <text:p>Diagnostic file, 2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, 3 species</text:p>
          </table:table-cell>
          <table:table-cell table:style-name="ce36"/>
          <table:table-cell/>
          <table:table-cell table:style-name="ce33" office:value-type="string" calcext:value-type="string">
            <text:p>Diagnostic file, 3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 in, 1 band out, 4 species</text:p>
          </table:table-cell>
          <table:table-cell table:style-name="ce36"/>
          <table:table-cell/>
          <table:table-cell table:style-name="ce41" office:value-type="string" calcext:value-type="string">
            <text:p>Diagnostic file, 3 bands in, 1 band out, 4 species</text:p>
          </table:table-cell>
          <table:table-cell table:style-name="ce36"/>
          <table:table-cell/>
          <table:table-cell table:style-name="ce41" office:value-type="string" calcext:value-type="string">
            <text:p>Diagnostic file, 3 bands in, 1 band out, 4 species</text:p>
          </table:table-cell>
          <table:table-cell table:style-name="ce36"/>
        </table:table-row>
        <table:table-row table:style-name="ro1"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rho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momentum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energy density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rho_flux left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momentum_flux left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J2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42" office:value-type="string" calcext:value-type="string">
            <text:p>dS0</text:p>
          </table:table-cell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energy_density_flux left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S2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sum_spec rho kappa_R 0</text:p>
          </table:table-cell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9"/>
          <table:table-cell/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38" office:value-type="string" calcext:value-type="string">
            <text:p>tau_tot cell 0</text:p>
          </table:table-cell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F_L – F_R + S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S2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tau_tot radial 0</text:p>
          </table:table-cell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9"/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kappa_P(Tsun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47" office:value-type="string" calcext:value-type="string">
            <text:p>dS2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kappa_S 0, spec0</text:p>
          </table:table-cell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Pressure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4" office:value-type="string" calcext:value-type="string">
            <text:p>dS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46" office:value-type="string" calcext:value-type="string">
            <text:p>kappa_S 0, spec1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velocity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kappa_R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dS2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kappa_S 0, spec2</text:p>
          </table:table-cell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rhokappa_R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46" office:value-type="string" calcext:value-type="string">
            <text:p>kappa_S 0, spec3</text:p>
          </table:table-cell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dt_cs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rhokappa_R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3" office:value-type="string" calcext:value-type="string">
            <text:p>kappa_P 0, <text:s text:c="2"/>spec 0</text:p>
          </table:table-cell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dt_CFL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rhokappa_R 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8" office:value-type="string" calcext:value-type="string">
            <text:p>kappa_S 0, spec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office:value-type="string" calcext:value-type="string">
            <text:p>tau_tot_radial_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43" office:value-type="string" calcext:value-type="string">
            <text:p>kappa_P 0, <text:s text:c="2"/>spec 1</text:p>
          </table:table-cell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cs</text:p>
          </table:table-cell>
          <table:table-cell/>
          <table:table-cell table:style-name="ce35" office:value-type="float" office:value="16" calcext:value-type="float">
            <text:p>16</text:p>
          </table:table-cell>
          <table:table-cell table:style-name="ce40" office:value-type="string" calcext:value-type="string">
            <text:p>Lumi = Flux0 *r^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R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tau_tot cell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46" office:value-type="string" calcext:value-type="string">
            <text:p>kappa_S 0, spec3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43" office:value-type="string" calcext:value-type="string">
            <text:p>kappa_P 0, <text:s text:c="2"/>spec 2</text:p>
          </table:table-cell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dt_d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convective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kappa_P 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au_tot cell 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S 1, spec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3" office:value-type="string" calcext:value-type="string">
            <text:p>kappa_P 0, <text:s text:c="2"/>spec 3</text:p>
          </table:table-cell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u_analytic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kappa_P(Tsun) 0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tau_tot cell 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46" office:value-type="string" calcext:value-type="string">
            <text:p>kappa_S 1, spec1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S 0, spec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R 0, <text:s text:c="2"/>spec 0</text:p>
          </table:table-cell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38" office:value-type="string" calcext:value-type="string">
            <text:p>kappa_S 1, spec2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6" office:value-type="string" calcext:value-type="string">
            <text:p>kappa_S 0, spec3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38" office:value-type="string" calcext:value-type="string">
            <text:p>kappa_R 0, <text:s text:c="2"/>spec 1</text:p>
          </table:table-cell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6" office:value-type="string" calcext:value-type="string">
            <text:p>kappa_S 1, spec3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S 1, spec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38" office:value-type="string" calcext:value-type="string">
            <text:p>kappa_R 0, <text:s text:c="2"/>spec 2</text:p>
          </table:table-cell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kappa_P(Tsun) 1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7" office:value-type="string" calcext:value-type="string">
            <text:p>tau_tot radial 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 0, <text:s text:c="2"/>spec 0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8" office:value-type="string" calcext:value-type="string">
            <text:p>kappa_S 1, spec1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38" office:value-type="string" calcext:value-type="string">
            <text:p>kappa_R 0, <text:s text:c="2"/>spec 3</text:p>
          </table:table-cell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cooling dG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Trad_tot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kappa_R 0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43" office:value-type="string" calcext:value-type="string">
            <text:p>kappa_S 1, spec2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Trad_tot</text:p>
          </table:table-cell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40" office:value-type="string" calcext:value-type="string">
            <text:p>heating d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4" office:value-type="string" calcext:value-type="string">
            <text:p>kappa_P 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43" office:value-type="string" calcext:value-type="string">
            <text:p>kappa_P 0, <text:s text:c="2"/>spec 2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48" office:value-type="string" calcext:value-type="string">
            <text:p>kappa_S 1, spec3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T_gas spec 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ictional accel_1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4" office:value-type="string" calcext:value-type="string">
            <text:p>kappa_P (Tsun) 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43" office:value-type="string" calcext:value-type="string">
            <text:p>kappa_P 0, <text:s text:c="2"/>spec 3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S 2, spec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T_gas spec 1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3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6" office:value-type="string" calcext:value-type="string">
            <text:p>kappa_S 2, spec1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T_gas spec 2</text:p>
          </table:table-cell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43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kappa_R 0, <text:s text:c="2"/>spec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kappa_S 2, spec2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7" office:value-type="string" calcext:value-type="string">
            <text:p>T_gas spec 3</text:p>
          </table:table-cell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Lconvective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3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3" office:value-type="string" calcext:value-type="string">
            <text:p>kappa_P (Tsun) 1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6" office:value-type="string" calcext:value-type="string">
            <text:p>kappa_S 2, spec3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7" office:value-type="string" calcext:value-type="string">
            <text:p>P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2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R 0, <text:s text:c="2"/>spec 3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43" office:value-type="string" calcext:value-type="string">
            <text:p>kappa_P 0, <text:s text:c="2"/>spec 0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Flux 0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P 2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Trad_tot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office:value-type="string" calcext:value-type="string">
            <text:p>Lconvec Species1</text:p>
          </table:table-cell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2 bands in 1 band out</text:p>
          </table:table-cell>
          <table:table-cell table:style-name="ce36"/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P (Tsun)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37" office:value-type="string" calcext:value-type="string">
            <text:p>T_gas spec 0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43" office:value-type="string" calcext:value-type="string">
            <text:p>kappa_P 0, <text:s text:c="2"/>spec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2"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Trad_tot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P 0, <text:s text:c="2"/>spec 3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3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T_gas_0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43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kappa_R 0, <text:s text:c="2"/>spec 1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Flux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office:value-type="string" calcext:value-type="string">
            <text:p>Lconvec Species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7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Flux 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45" office:value-type="string" calcext:value-type="string">
            <text:p>Lconvec Species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8" office:value-type="string" calcext:value-type="string">
            <text:p>kappa_R 0, <text:s text:c="2"/>spec 3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office:value-type="string" calcext:value-type="string">
            <text:p>Lconvec Species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45" office:value-type="string" calcext:value-type="string">
            <text:p>Lconvec Species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8" office:value-type="string" calcext:value-type="string">
            <text:p>Trad_tot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Lconvec Specie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45" office:value-type="string" calcext:value-type="string">
            <text:p>Lconvec Species3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0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Default"/>
          <table:table-cell table:number-columns-repeated="2"/>
          <table:table-cell table:style-name="ce35" office:value-type="float" office:value="38" calcext:value-type="float">
            <text:p>38</text:p>
          </table:table-cell>
          <table:table-cell table:number-columns-repeated="2"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Default"/>
          <table:table-cell table:number-columns-repeated="2"/>
          <table:table-cell table:style-name="ce35" office:value-type="float" office:value="39" calcext:value-type="float">
            <text:p>39</text:p>
          </table:table-cell>
          <table:table-cell table:number-columns-repeated="2"/>
          <table:table-cell table:style-name="ce35" office:value-type="float" office:value="39" calcext:value-type="float">
            <text:p>39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3" office:value-type="string" calcext:value-type="string">
            <text:p>Diagnostic file, 3 bands in, 1 band out</text:p>
          </table:table-cell>
          <table:table-cell table:style-name="ce36"/>
          <table:table-cell/>
          <table:table-cell table:style-name="ce35" office:value-type="float" office:value="40" calcext:value-type="float">
            <text:p>40</text:p>
          </table:table-cell>
          <table:table-cell table:number-columns-repeated="2"/>
          <table:table-cell table:style-name="ce35" office:value-type="float" office:value="40" calcext:value-type="float">
            <text:p>40</text:p>
          </table:table-cell>
          <table:table-cell table:style-name="ce37" office:value-type="string" calcext:value-type="string">
            <text:p>T_gas spec 3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tau_tot cell 0 = 9*dx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convec Species1</text:p>
          </table:table-cell>
          <table:table-cell/>
          <table:table-cell office:value-type="string" calcext:value-type="string">
            <text:p>Column number</text:p>
          </table:table-cell>
          <table:table-cell table:style-name="ce37"/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P</text:p>
          </table:table-cell>
          <table:table-cell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convec Species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style-name="ce38" office:value-type="string" calcext:value-type="string">
            <text:p>Flux 0</text:p>
          </table:table-cell>
          <table:table-cell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3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  <table:table-cell/>
          <table:table-cell table:style-name="ce41" office:value-type="string" calcext:value-type="string">
            <text:p>Diagnostic file, 2 bands in, 1 band out, 3 species</text:p>
          </table:table-cell>
          <table:table-cell table:style-name="ce36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1</text:p>
          </table:table-cell>
          <table:table-cell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convec Species2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convec Species3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rad_tot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S2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_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d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d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38" office:value-type="string" calcext:value-type="string">
            <text:p>Flux 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2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Lconvective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37" office:value-type="string" calcext:value-type="string">
            <text:p>rhokappa_R 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4"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tau_tot cell 0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sum_spec rho kappa_R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4"/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8" office:value-type="string" calcext:value-type="string">
            <text:p>tau_tot cell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4"/>
          <table:table-cell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tau_tot radial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4"/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tau_tot radial 2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tau_tot radial 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Default"/>
          <table:table-cell table:number-columns-repeated="4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kappa_S 0, spec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46" office:value-type="string" calcext:value-type="string">
            <text:p>kappa_S 0, spec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kappa_S 0, spec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8" office:value-type="string" calcext:value-type="string">
            <text:p>kappa_S 0, spec2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1 bands in, 1 band out, 2 species</text:p>
          </table:table-cell>
          <table:table-cell table:style-name="ce36"/>
          <table:table-cell table:number-columns-repeated="4"/>
          <table:table-cell office:value-type="float" office:value="19" calcext:value-type="float">
            <text:p>19</text:p>
          </table:table-cell>
          <table:table-cell table:style-name="ce38" office:value-type="string" calcext:value-type="string">
            <text:p>kappa_S 1, spec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S 1, spec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46" office:value-type="string" calcext:value-type="string">
            <text:p>kappa_S 1, spec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6" office:value-type="string" calcext:value-type="string">
            <text:p>kappa_S 1, spec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6" office:value-type="string" calcext:value-type="string">
            <text:p>kappa_S 1, spec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S 1, spec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38" office:value-type="string" calcext:value-type="string">
            <text:p>kappa_S 2, spec0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P 0, <text:s text:c="2"/>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46" office:value-type="string" calcext:value-type="string">
            <text:p>kappa_S 2, spec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 0, <text:s text:c="2"/>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46" office:value-type="string" calcext:value-type="string">
            <text:p>kappa_S 2, spec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 0, <text:s text:c="2"/>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kappa_P 0, spec0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R 0, <text:s text:c="2"/>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dS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style-name="ce38" office:value-type="string" calcext:value-type="string">
            <text:p>kappa_P 0, spec1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R 0, <text:s text:c="2"/>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sum_spec rho kappa_R 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style-name="ce38" office:value-type="string" calcext:value-type="string">
            <text:p>kappa_P 0, spec2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R 0, <text:s text:c="2"/>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tau_tot cell 0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0, spec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38" office:value-type="string" calcext:value-type="string">
            <text:p>Trad_to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tau_tot radial 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R 0, spec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7" office:value-type="string" calcext:value-type="string">
            <text:p>T_gas spec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kappa_S 0, spec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R 0, spec2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7" office:value-type="string" calcext:value-type="string">
            <text:p>T_gas spec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style-name="ce46" office:value-type="string" calcext:value-type="string">
            <text:p>kappa_S 0, spec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style-name="ce37" office:value-type="string" calcext:value-type="string">
            <text:p>Trad_tot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7" office:value-type="string" calcext:value-type="string">
            <text:p>T_gas spec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kappa_P 0, <text:s text:c="2"/>spec 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T_gas_0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37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kappa_P 0, <text:s text:c="2"/>spec 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Flux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R 0, <text:s text:c="2"/>spec 0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style-name="ce37" office:value-type="string" calcext:value-type="string">
            <text:p>Flux 0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5" office:value-type="string" calcext:value-type="string">
            <text:p>Lconvec Species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R 0, <text:s text:c="2"/>spec 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37" office:value-type="string" calcext:value-type="string">
            <text:p>Flux 1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5" office:value-type="string" calcext:value-type="string">
            <text:p>Lconvec Species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Trad_tot</text:p>
          </table:table-cell>
          <table:table-cell table:number-columns-repeated="4"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45" office:value-type="string" calcext:value-type="string">
            <text:p>Lconvec Species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T_gas spec 0</text:p>
          </table:table-cell>
          <table:table-cell table:number-columns-repeated="4"/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Lconvec Species1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 spec 1</text:p>
          </table:table-cell>
          <table:table-cell table:number-columns-repeated="4"/>
          <table:table-cell table:style-name="Default"/>
          <table:table-cell table:number-columns-repeated="2"/>
          <table:table-cell table:style-name="ce35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 spec 0</text:p>
          </table:table-cell>
          <table:table-cell table:number-columns-repeated="4"/>
          <table:table-cell table:style-name="Default"/>
          <table:table-cell table:number-columns-repeated="2"/>
          <table:table-cell table:style-name="ce35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P spec 1</text:p>
          </table:table-cell>
          <table:table-cell table:number-columns-repeated="4"/>
          <table:table-cell table:style-name="Default"/>
          <table:table-cell table:style-name="ce44"/>
          <table:table-cell/>
          <table:table-cell table:style-name="ce35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38" office:value-type="string" calcext:value-type="string">
            <text:p>Flux 0</text:p>
          </table:table-cell>
          <table:table-cell table:number-columns-repeated="4"/>
          <table:table-cell table:style-name="Default"/>
          <table:table-cell table:style-name="ce44"/>
          <table:table-cell/>
          <table:table-cell table:style-name="ce35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Lconvec Species1</text:p>
          </table:table-cell>
          <table:table-cell table:number-columns-repeated="4"/>
          <table:table-cell table:style-name="Default"/>
          <table:table-cell table:style-name="ce44"/>
          <table:table-cell/>
          <table:table-cell table:style-name="ce35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Lconvec Species2</text:p>
          </table:table-cell>
          <table:table-cell table:number-columns-repeated="4"/>
          <table:table-cell table:style-name="Default"/>
          <table:table-cell table:style-name="ce43"/>
          <table:table-cell/>
          <table:table-cell table:style-name="ce35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Lconvec Species3</text:p>
          </table:table-cell>
          <table:table-cell table:number-columns-repeated="4"/>
          <table:table-cell table:style-name="Default"/>
          <table:table-cell table:style-name="ce43"/>
          <table:table-cell/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46"/>
          <table:table-cell table:number-columns-repeated="4"/>
          <table:table-cell table:style-name="Default"/>
          <table:table-cell table:style-name="ce43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38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7" calcext:value-type="float">
            <text:p>27</text:p>
          </table:table-cell>
          <table:table-cell table:style-name="ce46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8" calcext:value-type="float">
            <text:p>28</text:p>
          </table:table-cell>
          <table:table-cell table:style-name="Default"/>
          <table:table-cell table:number-columns-repeated="4"/>
          <table:table-cell table:style-name="Default"/>
          <table:table-cell table:style-name="ce38"/>
          <table:table-cell table:number-columns-repeated="9"/>
        </table:table-row>
        <table:table-row table:style-name="ro1">
          <table:table-cell table:number-columns-repeated="6"/>
          <table:table-cell table:style-name="ce35" office:value-type="float" office:value="29" calcext:value-type="float">
            <text:p>29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0" calcext:value-type="float">
            <text:p>30</text:p>
          </table:table-cell>
          <table:table-cell table:style-name="ce43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1" calcext:value-type="float">
            <text:p>31</text:p>
          </table:table-cell>
          <table:table-cell table:style-name="ce43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3" calcext:value-type="float">
            <text:p>3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4" calcext:value-type="float">
            <text:p>34</text:p>
          </table:table-cell>
          <table:table-cell table:style-name="ce38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5" calcext:value-type="float">
            <text:p>35</text:p>
          </table:table-cell>
          <table:table-cell table:style-name="ce38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7" calcext:value-type="float">
            <text:p>37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8" calcext:value-type="float">
            <text:p>38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39" calcext:value-type="float">
            <text:p>39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40" calcext:value-type="float">
            <text:p>4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3" calcext:value-type="float">
            <text:p>43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float" office:value="45" calcext:value-type="float">
            <text:p>45</text:p>
          </table:table-cell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2 bands in 1 band out, 2 species</text:p>
          </table:table-cell>
          <table:table-cell table:style-name="ce36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tau_tot cell 0 = 9*dx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44" office:value-type="string" calcext:value-type="string">
            <text:p>Trad_tot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T_gas_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T_gas_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Flux 0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Default" office:value-type="string" calcext:value-type="string">
            <text:p>Lconvective 0 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ce35" office:value-type="float" office:value="27" calcext:value-type="float">
            <text:p>27</text:p>
          </table:table-cell>
          <table:table-cell table:style-name="Default" office:value-type="string" calcext:value-type="string">
            <text:p>Lconvective 1 </text:p>
          </table:table-cell>
          <table:table-cell table:number-columns-repeated="4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01:08:02.051232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2-01-25T01:42:55.481595497</dc:date>
    <meta:editing-duration>P18DT8H49M16S</meta:editing-duration>
    <meta:editing-cycles>33</meta:editing-cycles>
    <meta:generator>LibreOffice/6.4.5.2$Linux_X86_64 LibreOffice_project/40$Build-2</meta:generator>
    <meta:document-statistic meta:table-count="1" meta:cell-count="886" meta:object-count="0"/>
  </office:meta>
</office:document-meta>
</file>